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Verdana"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/>
      <style:text-properties style:font-name="Verdana" fo:font-weight="normal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2">
      <style:paragraph-properties fo:line-height="150%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preuve 03 :</text:p>
      <text:p text:style-name="P1"/>
      <text:p text:style-name="P2">Contexte</text:p>
      <text:p text:style-name="P1"/>
      <text:p text:style-name="P1">Vous occupez un poste d'intégrateur dans une Web Agency. Félicitations !</text:p>
      <text:p text:style-name="P1"/>
      <text:p text:style-name="P1">Le graphiste autrement dit le webdesigner de l'agence vous fournit la homepage du site au format photoshop et un dossier contenant des visuels nécessaires à l'intégration.</text:p>
      <text:p text:style-name="P1"/>
      <text:p text:style-name="P1"><text:span text:style-name="T1">Instructions</text:span></text:p>
      <text:p text:style-name="P3"/>
      <text:list xml:id="list7249855678742987591" text:style-name="L1">
        <text:list-item>
          <text:p text:style-name="P4">Mettre en place l'intégration de la homepage en XHTML et CSS (externe) en vue de son intégration dans un CMS.</text:p>
        </text:list-item>
        <text:list-item>
          <text:p text:style-name="P4">Intégrer une galerie « jquery » de type « nivo Slider » en incluant 2 photos supplémentaires. Elles sont disponibles dans le dossier images-sources.</text:p>
        </text:list-item>
        <text:list-item>
          <text:p text:style-name="P4">Mettre en place la réactivité des liens (le survol est simulé).</text:p>
        </text:list-item>
        <text:list-item>
          <text:p text:style-name="P4">Intégrer dans la page les éléments nécessaires pour le référencement naturel.</text:p>
        </text:list-item>
      </text:list>
      <text:p text:style-name="P3"/>
      <text:p text:style-name="P2">Spécifications Homepage</text:p>
      <text:p text:style-name="P2"><text:span text:style-name="T2"/></text:p>
      <text:p text:style-name="P2"><text:span text:style-name="T2">La taille de l'écran 1024x768px.</text:span></text:p>
      <text:p text:style-name="P2"><text:span text:style-name="T2">La largeur du bloc contenant la page sera de 1000px et de couleur blanche.</text:span></text:p>
      <text:p text:style-name="P2"><text:span text:style-name="T2">L'arrière plan dans la fenêtre du navigateur est une image de fond se répétant comme un motif.</text:span></text:p>
      <text:p text:style-name="P2"><text:span text:style-name="T2"/></text:p>
      <text:p text:style-name="P2"><text:span text:style-name="T3">Les couleurs du design :</text:span></text:p>
      <text:p text:style-name="P2"><text:span text:style-name="T2">vert #a7ba0c</text:span></text:p>
      <text:p text:style-name="P2"><text:span text:style-name="T2">brique #dd412b</text:span></text:p>
      <text:p text:style-name="P2"><text:span text:style-name="T2">bleu #2f3448</text:span></text:p>
      <text:p text:style-name="P2"><text:span text:style-name="T2"/></text:p>
      <text:p text:style-name="P2"><text:soft-page-break/><text:span text:style-name="T2">Textes en blanc sur les blocs de couleur.</text:span></text:p>
      <text:p text:style-name="P2"><text:span text:style-name="T2"/></text:p>
      <text:p text:style-name="P5"><text:span text:style-name="T2">Couleur des textes :</text:span></text:p>
      <text:p text:style-name="P5"><text:span text:style-name="T4">Textes sur fond blanc #918f88</text:span></text:p>
      <text:p text:style-name="P5"><text:span text:style-name="T4">Titres soit #dd412b soit #2f3448</text:span></text:p>
      <text:p text:style-name="P5"><text:span text:style-name="T4"/></text:p>
      <text:p text:style-name="P5"><text:span text:style-name="T4">Les liens « lire la suite » ou « autres témoignages » de la partie inférieures seront non soulignés et de :</text:span></text:p>
      <text:list xml:id="list3888424162352314789" text:style-name="L2">
        <text:list-item>
          <text:p text:style-name="P6"><text:span text:style-name="T4">couleur #dd412b</text:span></text:p>
        </text:list-item>
        <text:list-item>
          <text:p text:style-name="P6"><text:span text:style-name="T4">couleur menu général</text:span></text:p>
        </text:list-item>
        <text:list-item>
          <text:p text:style-name="P6"><text:span text:style-name="T4">lien non actif #c0bcaa</text:span></text:p>
        </text:list-item>
        <text:list-item>
          <text:p text:style-name="P6"><text:span text:style-name="T4">lien actif et survolé #918f88 souligné avec style pointillé #c0bcaa</text:span></text:p>
        </text:list-item>
      </text:list>
      <text:p text:style-name="P5"><text:span text:style-name="T4"/></text:p>
      <text:p text:style-name="P5"><text:span text:style-name="T2">Polices utilisées :</text:span><text:span text:style-name="T4"> </text:span></text:p>
      <text:p text:style-name="P5"><text:span text:style-name="T4">Arial : normal, bold ou italique</text:span></text:p>
      <text:p text:style-name="P5"><text:span text:style-name="T4">Trebuchet Ms : normal ou bold</text:span></text:p>
      <text:p text:style-name="P5"><text:span text:style-name="T4">Se reporter à photoshop pour distinguer les attributions et tailles des polices.</text:span></text:p>
      <text:p text:style-name="P5"><text:span text:style-name="T4"/></text:p>
      <text:p text:style-name="P5"><text:span text:style-name="T2">Remarques :</text:span></text:p>
      <text:p text:style-name="P5"><text:span text:style-name="T4">Tous les blocs de couleur du design devront être réalisés avec des couleurs de fond et non pas des images pour privilégier la rapidité d'affichage de la page.</text:span></text:p>
      <text:p text:style-name="P2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1:24:58.42</meta:creation-date>
    <meta:document-statistic meta:table-count="0" meta:image-count="0" meta:object-count="0" meta:page-count="2" meta:paragraph-count="33" meta:word-count="285" meta:character-count="1649"/>
    <dc:date>2013-11-28T12:32:55.21</dc:date>
    <meta:editing-duration>PT4M23S</meta:editing-duration>
    <meta:editing-cycles>1</meta:editing-cycles>
    <meta:generator>OpenOffice.org/3.4.1$Win32 OpenOffice.org_project/341m1$Build-9593</meta:generator>
  </office:meta>
</office:document-meta>
</file>